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3.8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3.145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5.752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3.702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3.815cm"/>
    </style:style>
    <style:style style:name="co13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bbe33d" fo:border="0.06pt solid #000000"/>
    </style:style>
    <style:style style:name="ce6" style:family="table-cell" style:parent-style-name="Default">
      <style:table-cell-properties fo:background-color="#ff6d6d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nference D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nference</text:p>
          </table:table-cell>
          <table:table-cell table:style-name="ce1"/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Submission Deadline</text:p>
          </table:table-cell>
          <table:table-cell table:style-name="ce1" office:value-type="string" calcext:value-type="string">
            <text:p>Notification Date</text:p>
          </table:table-cell>
          <table:table-cell office:value-type="string" calcext:value-type="string">
            <text:p>Conference 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cceptance</text:p>
          </table:table-cell>
          <table:table-cell table:style-name="ce8"/>
          <table:table-cell table:style-name="ce8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International Joint Conference on Neural Networks</text:p>
          </table:table-cell>
          <table:table-cell office:value-type="string" calcext:value-type="string">
            <text:p>IJCNN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Jan 31, 2023</text:p>
          </table:table-cell>
          <table:table-cell office:value-type="string" calcext:value-type="string">
            <text:p>Mar 31, 2023</text:p>
          </table:table-cell>
          <table:table-cell office:value-type="string" calcext:value-type="string">
            <text:p>Jun 18-23, 2023</text:p>
          </table:table-cell>
          <table:table-cell office:value-type="string" calcext:value-type="string">
            <text:p>Queensland, Australia</text:p>
          </table:table-cell>
          <table:table-cell table:style-name="ce4" office:value-type="string" calcext:value-type="string">
            <text:p>66.6%</text:p>
          </table:table-cell>
          <table:table-cell/>
          <table:table-cell office:value-type="string" calcext:value-type="string">
            <text:p>https://2023.ijcnn.org/</text:p>
          </table:table-cell>
        </table:table-row>
        <table:table-row table:style-name="ro1">
          <table:table-cell office:value-type="string" calcext:value-type="string">
            <text:p>International Conference on Machine Learning</text:p>
          </table:table-cell>
          <table:table-cell office:value-type="string" calcext:value-type="string">
            <text:p>ICML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Jan TBA, 2023</text:p>
          </table:table-cell>
          <table:table-cell office:value-type="string" calcext:value-type="string">
            <text:p>TBA</text:p>
          </table:table-cell>
          <table:table-cell table:style-name="ce2" office:value-type="string" calcext:value-type="string">
            <text:p>Jul 23-23, 2022</text:p>
          </table:table-cell>
          <table:table-cell office:value-type="string" calcext:value-type="string">
            <text:p>Hawaii, USA</text:p>
          </table:table-cell>
          <table:table-cell office:value-type="string" calcext:value-type="string">
            <text:p>21.9%</text:p>
          </table:table-cell>
          <table:table-cell/>
          <table:table-cell office:value-type="string" calcext:value-type="string">
            <text:p>https://icml.cc/</text:p>
          </table:table-cell>
        </table:table-row>
        <table:table-row table:style-name="ro1">
          <table:table-cell office:value-type="string" calcext:value-type="string">
            <text:p>International Joint Conference on Artificial Intelligence</text:p>
          </table:table-cell>
          <table:table-cell office:value-type="string" calcext:value-type="string">
            <text:p>IJCAI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Jan TBA, 2023</text:p>
          </table:table-cell>
          <table:table-cell office:value-type="string" calcext:value-type="string">
            <text:p>Apr TBA, 2023</text:p>
          </table:table-cell>
          <table:table-cell office:value-type="string" calcext:value-type="string">
            <text:p>Aug 19-25, 2023</text:p>
          </table:table-cell>
          <table:table-cell office:value-type="string" calcext:value-type="string">
            <text:p>Capetown, South Africa</text:p>
          </table:table-cell>
          <table:table-cell office:value-type="string" calcext:value-type="string">
            <text:p>23.5%</text:p>
          </table:table-cell>
          <table:table-cell/>
          <table:table-cell office:value-type="string" calcext:value-type="string">
            <text:p>https://ijcai-23.org/</text:p>
          </table:table-cell>
        </table:table-row>
        <table:table-row table:style-name="ro1">
          <table:table-cell office:value-type="string" calcext:value-type="string">
            <text:p>Conference on Learning Theory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A+</text:p>
          </table:table-cell>
          <table:table-cell table:style-name="ce1" office:value-type="string" calcext:value-type="string">
            <text:p>Feb 10, 2023</text:p>
          </table:table-cell>
          <table:table-cell office:value-type="string" calcext:value-type="string">
            <text:p>May 15, 2023</text:p>
          </table:table-cell>
          <table:table-cell office:value-type="string" calcext:value-type="string">
            <text:p>Jul 19-22, 2023</text:p>
          </table:table-cell>
          <table:table-cell office:value-type="string" calcext:value-type="string">
            <text:p>Bangalore, India</text:p>
          </table:table-cell>
          <table:table-cell table:style-name="ce4" office:value-type="string" calcext:value-type="string">
            <text:p>41.1%</text:p>
          </table:table-cell>
          <table:table-cell/>
          <table:table-cell office:value-type="string" calcext:value-type="string">
            <text:p>https://learningtheory.org/colt2023/</text:p>
          </table:table-cell>
        </table:table-row>
        <table:table-row table:style-name="ro1">
          <table:table-cell office:value-type="string" calcext:value-type="string">
            <text:p>ACM SIGKDD International Conference on Knowledge discovery and data mining</text:p>
          </table:table-cell>
          <table:table-cell office:value-type="string" calcext:value-type="string">
            <text:p>KD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Feb 10, 2022</text:p>
          </table:table-cell>
          <table:table-cell office:value-type="string" calcext:value-type="string">
            <text:p>May 18, 2022</text:p>
          </table:table-cell>
          <table:table-cell table:style-name="ce2" office:value-type="string" calcext:value-type="string">
            <text:p>Aug 14-18, 2022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17.8%</text:p>
          </table:table-cell>
          <table:table-cell/>
          <table:table-cell office:value-type="string" calcext:value-type="string">
            <text:p>https://www.kdd.org/kdd2022/</text:p>
          </table:table-cell>
        </table:table-row>
        <table:table-row table:style-name="ro1">
          <table:table-cell office:value-type="string" calcext:value-type="string">
            <text:p>Uncertainty in Artificial Intelligence</text:p>
          </table:table-cell>
          <table:table-cell office:value-type="string" calcext:value-type="string">
            <text:p>UAI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Feb 25, 2022</text:p>
          </table:table-cell>
          <table:table-cell office:value-type="string" calcext:value-type="string">
            <text:p>Apr 16, 2022</text:p>
          </table:table-cell>
          <table:table-cell table:style-name="ce2" office:value-type="string" calcext:value-type="string">
            <text:p>Aug 1-5, 2022</text:p>
          </table:table-cell>
          <table:table-cell office:value-type="string" calcext:value-type="string">
            <text:p>Eindhoven, Netherlands</text:p>
          </table:table-cell>
          <table:table-cell table:style-name="ce4" office:value-type="string" calcext:value-type="string">
            <text:p>32.3%</text:p>
          </table:table-cell>
          <table:table-cell/>
          <table:table-cell office:value-type="string" calcext:value-type="string">
            <text:p>https://www.auai.org/uai2022/</text:p>
          </table:table-cell>
        </table:table-row>
        <table:table-row table:style-name="ro1">
          <table:table-cell office:value-type="string" calcext:value-type="string">
            <text:p>International Conference on Data Mining and Knowledge Discovery</text:p>
          </table:table-cell>
          <table:table-cell office:value-type="string" calcext:value-type="string">
            <text:p>DMKD</text:p>
          </table:table-cell>
          <table:table-cell table:style-name="ce6" office:value-type="string" calcext:value-type="string">
            <text:p>C</text:p>
          </table:table-cell>
          <table:table-cell table:style-name="ce1" office:value-type="string" calcext:value-type="string">
            <text:p>Feb TBA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Mar 17-19, 2023</text:p>
          </table:table-cell>
          <table:table-cell office:value-type="string" calcext:value-type="string">
            <text:p>Chongqing, China</text:p>
          </table:table-cell>
          <table:table-cell office:value-type="string" calcext:value-type="string">
            <text:p>14.9%</text:p>
          </table:table-cell>
          <table:table-cell/>
          <table:table-cell office:value-type="string" calcext:value-type="string">
            <text:p>https://www.icdmkd.org/</text:p>
          </table:table-cell>
        </table:table-row>
        <table:table-row table:style-name="ro1">
          <table:table-cell office:value-type="string" calcext:value-type="string">
            <text:p>International Conference on Big Data Analytics and Knowledge Discovery</text:p>
          </table:table-cell>
          <table:table-cell office:value-type="string" calcext:value-type="string">
            <text:p>DaWaK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Mar 07, 2023</text:p>
          </table:table-cell>
          <table:table-cell office:value-type="string" calcext:value-type="string">
            <text:p>May 10, 2023</text:p>
          </table:table-cell>
          <table:table-cell office:value-type="string" calcext:value-type="string">
            <text:p>Aug 28-30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www.dexa.org/dawak2023</text:p>
          </table:table-cell>
        </table:table-row>
        <table:table-row table:style-name="ro1">
          <table:table-cell office:value-type="string" calcext:value-type="string">
            <text:p>International Work-Conference on Artificial Neural Networks</text:p>
          </table:table-cell>
          <table:table-cell office:value-type="string" calcext:value-type="string">
            <text:p>IWANN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Mar 20, 2023</text:p>
          </table:table-cell>
          <table:table-cell office:value-type="string" calcext:value-type="string">
            <text:p>Apr 25, 2023</text:p>
          </table:table-cell>
          <table:table-cell office:value-type="string" calcext:value-type="string">
            <text:p>Jun 19-21, 2023</text:p>
          </table:table-cell>
          <table:table-cell office:value-type="string" calcext:value-type="string">
            <text:p>Ponta Delgada, Azores, Portugal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://iwann.uma.es/</text:p>
          </table:table-cell>
        </table:table-row>
        <table:table-row table:style-name="ro1">
          <table:table-cell office:value-type="string" calcext:value-type="string">
            <text:p>International Conference on Artifical Neural Networks</text:p>
          </table:table-cell>
          <table:table-cell office:value-type="string" calcext:value-type="string">
            <text:p>ICANN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pr 13, 2022</text:p>
          </table:table-cell>
          <table:table-cell office:value-type="string" calcext:value-type="string">
            <text:p>Jun 20, 2022</text:p>
          </table:table-cell>
          <table:table-cell table:style-name="ce2" office:value-type="string" calcext:value-type="string">
            <text:p>Sep 6-9, 2022</text:p>
          </table:table-cell>
          <table:table-cell office:value-type="string" calcext:value-type="string">
            <text:p>Bristol, UK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e-nns.org/icann2022/</text:p>
          </table:table-cell>
        </table:table-row>
        <table:table-row table:style-name="ro1">
          <table:table-cell office:value-type="string" calcext:value-type="string">
            <text:p>European Conference on Artificial Intelligence</text:p>
          </table:table-cell>
          <table:table-cell office:value-type="string" calcext:value-type="string">
            <text:p>ECAI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Apr TBA, 2023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Oct 1-6, 2023</text:p>
          </table:table-cell>
          <table:table-cell office:value-type="string" calcext:value-type="string">
            <text:p>Krakow, Poland</text:p>
          </table:table-cell>
          <table:table-cell table:style-name="ce4" office:value-type="string" calcext:value-type="string">
            <text:p>27.5%</text:p>
          </table:table-cell>
          <table:table-cell/>
          <table:table-cell office:value-type="string" calcext:value-type="string">
            <text:p>https://ecai2023.eu/</text:p>
          </table:table-cell>
        </table:table-row>
        <table:table-row table:style-name="ro1">
          <table:table-cell office:value-type="string" calcext:value-type="string">
            <text:p>European Conference on Machine learning and knowledge discovery in databases</text:p>
          </table:table-cell>
          <table:table-cell office:value-type="string" calcext:value-type="string">
            <text:p>ECML PKD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Apr TBA, 2023</text:p>
          </table:table-cell>
          <table:table-cell office:value-type="string" calcext:value-type="string">
            <text:p>Jun TBA, 2023</text:p>
          </table:table-cell>
          <table:table-cell office:value-type="string" calcext:value-type="string">
            <text:p>Sep 18-22, 2023</text:p>
          </table:table-cell>
          <table:table-cell office:value-type="string" calcext:value-type="string">
            <text:p>Torino, Italy</text:p>
          </table:table-cell>
          <table:table-cell table:style-name="ce4" office:value-type="string" calcext:value-type="string">
            <text:p>25.0%</text:p>
          </table:table-cell>
          <table:table-cell/>
          <table:table-cell office:value-type="string" calcext:value-type="string">
            <text:p>https://ecmlpkdd2023.net/</text:p>
          </table:table-cell>
        </table:table-row>
        <table:table-row table:style-name="ro1">
          <table:table-cell office:value-type="string" calcext:value-type="string">
            <text:p>Data Science and Advanced Analytics</text:p>
          </table:table-cell>
          <table:table-cell office:value-type="string" calcext:value-type="string">
            <text:p>DSA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May 15, 2022</text:p>
          </table:table-cell>
          <table:table-cell office:value-type="string" calcext:value-type="string">
            <text:p>Jul 25, 2022</text:p>
          </table:table-cell>
          <table:table-cell table:style-name="ce2" office:value-type="string" calcext:value-type="string">
            <text:p>Oct 13-16, 2022</text:p>
          </table:table-cell>
          <table:table-cell office:value-type="string" calcext:value-type="string">
            <text:p>Shenzhen, Chin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dsaa.co/dsaa2022-calls-for-papers/</text:p>
          </table:table-cell>
        </table:table-row>
        <table:table-row table:style-name="ro1">
          <table:table-cell office:value-type="string" calcext:value-type="string">
            <text:p>Conference on Neural Information Processing Systems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ay 16 (19), 2022</text:p>
          </table:table-cell>
          <table:table-cell office:value-type="string" calcext:value-type="string">
            <text:p>Sep 14, 2022</text:p>
          </table:table-cell>
          <table:table-cell office:value-type="string" calcext:value-type="string">
            <text:p>Nov 28- Dec 09, 2022</text:p>
          </table:table-cell>
          <table:table-cell office:value-type="string" calcext:value-type="string">
            <text:p>New Orleans, Louisiana, USA</text:p>
          </table:table-cell>
          <table:table-cell table:style-name="ce4" office:value-type="string" calcext:value-type="string">
            <text:p>25.6%</text:p>
          </table:table-cell>
          <table:table-cell/>
          <table:table-cell office:value-type="string" calcext:value-type="string">
            <text:p>https://nips.cc/</text:p>
          </table:table-cell>
        </table:table-row>
        <table:table-row table:style-name="ro1">
          <table:table-cell office:value-type="string" calcext:value-type="string">
            <text:p>ACM International Conference on Information and Knowledge Management</text:p>
          </table:table-cell>
          <table:table-cell office:value-type="string" calcext:value-type="string">
            <text:p>CIKM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May TBA, 2023</text:p>
          </table:table-cell>
          <table:table-cell office:value-type="string" calcext:value-type="string">
            <text:p>Aug TBA, 2023</text:p>
          </table:table-cell>
          <table:table-cell office:value-type="string" calcext:value-type="string">
            <text:p>Oct TBA, 2023</text:p>
          </table:table-cell>
          <table:table-cell office:value-type="string" calcext:value-type="string">
            <text:p>Birmingham, UK</text:p>
          </table:table-cell>
          <table:table-cell office:value-type="string" calcext:value-type="string">
            <text:p>17.0%</text:p>
          </table:table-cell>
          <table:table-cell/>
          <table:table-cell office:value-type="string" calcext:value-type="string">
            <text:p>https://cikm2023.github.io/</text:p>
          </table:table-cell>
        </table:table-row>
        <table:table-row table:style-name="ro1">
          <table:table-cell office:value-type="string" calcext:value-type="string">
            <text:p>IEEE International Conference on Data Mining</text:p>
          </table:table-cell>
          <table:table-cell office:value-type="string" calcext:value-type="string">
            <text:p>ICDM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Jun 10, 2022</text:p>
          </table:table-cell>
          <table:table-cell office:value-type="string" calcext:value-type="string">
            <text:p>Aug 31, 2022</text:p>
          </table:table-cell>
          <table:table-cell office:value-type="string" calcext:value-type="string">
            <text:p>Nov 28- Dec 01, 2022</text:p>
          </table:table-cell>
          <table:table-cell office:value-type="string" calcext:value-type="string">
            <text:p>Orlando, Florida, USA </text:p>
          </table:table-cell>
          <table:table-cell office:value-type="string" calcext:value-type="string">
            <text:p>19.8% </text:p>
          </table:table-cell>
          <table:table-cell/>
          <table:table-cell office:value-type="string" calcext:value-type="string">
            <text:p>http://icdm2022.cse.usf.edu/</text:p>
          </table:table-cell>
        </table:table-row>
        <table:table-row table:style-name="ro2">
          <table:table-cell office:value-type="string" calcext:value-type="string">
            <text:p>Pacific Rim International Conference</text:p>
            <text:p>on Artificial Intelligence</text:p>
          </table:table-cell>
          <table:table-cell office:value-type="string" calcext:value-type="string">
            <text:p>PRICAI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June TBA, 2023</text:p>
          </table:table-cell>
          <table:table-cell office:value-type="string" calcext:value-type="string">
            <text:p>Aug TBA, 2023</text:p>
          </table:table-cell>
          <table:table-cell office:value-type="string" calcext:value-type="string">
            <text:p>Nov TBA, 2023</text:p>
          </table:table-cell>
          <table:table-cell office:value-type="string" calcext:value-type="string">
            <text:p>Jakarta, Indonesi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www.pricai.org/2022/</text:p>
          </table:table-cell>
        </table:table-row>
        <table:table-row table:style-name="ro1">
          <table:table-cell office:value-type="string" calcext:value-type="string">
            <text:p>International Workshop on eXplainable Knowledge Discovery in Data Mining</text:p>
          </table:table-cell>
          <table:table-cell office:value-type="string" calcext:value-type="string">
            <text:p>XKDD</text:p>
          </table:table-cell>
          <table:table-cell table:style-name="ce6" office:value-type="string" calcext:value-type="string">
            <text:p>W</text:p>
          </table:table-cell>
          <table:table-cell office:value-type="string" calcext:value-type="string">
            <text:p>Jul 04, 2022</text:p>
          </table:table-cell>
          <table:table-cell office:value-type="string" calcext:value-type="string">
            <text:p>Jul 20, 2022</text:p>
          </table:table-cell>
          <table:table-cell table:style-name="ce2" office:value-type="string" calcext:value-type="string">
            <text:p>Sep 19, 2022</text:p>
          </table:table-cell>
          <table:table-cell office:value-type="string" calcext:value-type="string">
            <text:p>Grenoble, Franc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kdd.isti.cnr.it/xkdd2022/</text:p>
          </table:table-cell>
        </table:table-row>
        <table:table-row table:style-name="ro1">
          <table:table-cell office:value-type="string" calcext:value-type="string">
            <text:p>IEEE International Conference Automatics and Informatics</text:p>
          </table:table-cell>
          <table:table-cell office:value-type="string" calcext:value-type="string">
            <text:p>ICAI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Jul 31, 2022</text:p>
          </table:table-cell>
          <table:table-cell office:value-type="string" calcext:value-type="string">
            <text:p>Sep 15, 2022</text:p>
          </table:table-cell>
          <table:table-cell table:style-name="ce2" office:value-type="string" calcext:value-type="string">
            <text:p>Oct 6-8, 2022</text:p>
          </table:table-cell>
          <table:table-cell office:value-type="string" calcext:value-type="string">
            <text:p>Varna, Bulgari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://tu-varna.bg/icai/</text:p>
          </table:table-cell>
        </table:table-row>
        <table:table-row table:style-name="ro1">
          <table:table-cell office:value-type="string" calcext:value-type="string">
            <text:p>IEEE International Conference on Tools with Artificial Intelligence</text:p>
          </table:table-cell>
          <table:table-cell office:value-type="string" calcext:value-type="string">
            <text:p>ICTAI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Aug 08, 2022</text:p>
          </table:table-cell>
          <table:table-cell office:value-type="string" calcext:value-type="string">
            <text:p>Sep 12, 2022</text:p>
          </table:table-cell>
          <table:table-cell office:value-type="string" calcext:value-type="string">
            <text:p>Oct 31-Nov 2, 2022</text:p>
          </table:table-cell>
          <table:table-cell office:value-type="string" calcext:value-type="string">
            <text:p>virtuall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ictai.computer.org/2022</text:p>
          </table:table-cell>
        </table:table-row>
        <table:table-row table:style-name="ro1">
          <table:table-cell office:value-type="string" calcext:value-type="string">
            <text:p>AAAI Conference on Artificial Intelligence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ug 08 (15), 2022</text:p>
          </table:table-cell>
          <table:table-cell office:value-type="string" calcext:value-type="string">
            <text:p>Nov 18, 2022</text:p>
          </table:table-cell>
          <table:table-cell office:value-type="string" calcext:value-type="string">
            <text:p>Feb 7-14, 2023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20.6%</text:p>
          </table:table-cell>
          <table:table-cell/>
          <table:table-cell office:value-type="string" calcext:value-type="string">
            <text:p>https://aaai.org/Conferences/AAAI-23/</text:p>
          </table:table-cell>
        </table:table-row>
        <table:table-row table:style-name="ro1">
          <table:table-cell office:value-type="string" calcext:value-type="string">
            <text:p>ACM International Conference on Web Search and Data Mining</text:p>
          </table:table-cell>
          <table:table-cell office:value-type="string" calcext:value-type="string">
            <text:p>WSD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ug 12, 2022</text:p>
          </table:table-cell>
          <table:table-cell office:value-type="string" calcext:value-type="string">
            <text:p>Oct 21, 2022</text:p>
          </table:table-cell>
          <table:table-cell office:value-type="string" calcext:value-type="string">
            <text:p>Feb 27- Mar 03, 2023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6.3%</text:p>
          </table:table-cell>
          <table:table-cell/>
          <table:table-cell office:value-type="string" calcext:value-type="string">
            <text:p>http://www.wsdm-conference.org/2023/</text:p>
          </table:table-cell>
        </table:table-row>
        <table:table-row table:style-name="ro1">
          <table:table-cell office:value-type="string" calcext:value-type="string">
            <text:p>Annual Conference on Innovative Applications of Artificial Intelligence</text:p>
          </table:table-cell>
          <table:table-cell office:value-type="string" calcext:value-type="string">
            <text:p>IAAI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Aug 12, 2022</text:p>
          </table:table-cell>
          <table:table-cell office:value-type="string" calcext:value-type="string">
            <text:p>Oct 7, 2022</text:p>
          </table:table-cell>
          <table:table-cell office:value-type="string" calcext:value-type="string">
            <text:p>Feb 7-14, 2023</text:p>
          </table:table-cell>
          <table:table-cell office:value-type="string" calcext:value-type="string">
            <text:p>Washington, DC, USA</text:p>
          </table:table-cell>
          <table:table-cell office:value-type="string" calcext:value-type="string">
            <text:p>20.6%</text:p>
          </table:table-cell>
          <table:table-cell/>
          <table:table-cell office:value-type="string" calcext:value-type="string">
            <text:p>https://aaai.org/Conferences/AAAI-23/</text:p>
          </table:table-cell>
        </table:table-row>
        <table:table-row table:style-name="ro1">
          <table:table-cell office:value-type="string" calcext:value-type="string">
            <text:p>IEEE International Conference on Big Data</text:p>
          </table:table-cell>
          <table:table-cell office:value-type="string" calcext:value-type="string">
            <text:p>BigData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Sep 03, 2022</text:p>
          </table:table-cell>
          <table:table-cell office:value-type="string" calcext:value-type="string">
            <text:p><text:s/>Oct 25, 2022</text:p>
          </table:table-cell>
          <table:table-cell office:value-type="string" calcext:value-type="string">
            <text:p>Dec 17-20, 2022</text:p>
          </table:table-cell>
          <table:table-cell office:value-type="string" calcext:value-type="string">
            <text:p>Osaka, Japan</text:p>
          </table:table-cell>
          <table:table-cell office:value-type="string" calcext:value-type="string">
            <text:p>19.7%</text:p>
          </table:table-cell>
          <table:table-cell/>
          <table:table-cell office:value-type="string" calcext:value-type="string">
            <text:p>http://bigdataieee.org/BigData2022/</text:p>
          </table:table-cell>
        </table:table-row>
        <table:table-row table:style-name="ro1">
          <table:table-cell office:value-type="string" calcext:value-type="string">
            <text:p>SIAM International Conference on Data Mining</text:p>
          </table:table-cell>
          <table:table-cell office:value-type="string" calcext:value-type="string">
            <text:p>SD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Sep 30 (Oct 07), 2022</text:p>
          </table:table-cell>
          <table:table-cell office:value-type="string" calcext:value-type="string">
            <text:p>Dec TBA, 2022</text:p>
          </table:table-cell>
          <table:table-cell office:value-type="string" calcext:value-type="string">
            <text:p>Apr 27-29, 2023</text:p>
          </table:table-cell>
          <table:table-cell office:value-type="string" calcext:value-type="string">
            <text:p>Minneapolis, Minnesota, USA</text:p>
          </table:table-cell>
          <table:table-cell office:value-type="string" calcext:value-type="string">
            <text:p>22.9%</text:p>
          </table:table-cell>
          <table:table-cell/>
          <table:table-cell office:value-type="string" calcext:value-type="string">
            <text:p>https://www.siam.org/conferences/cm/conference/sdm23</text:p>
          </table:table-cell>
        </table:table-row>
        <table:table-row table:style-name="ro1">
          <table:table-cell office:value-type="string" calcext:value-type="string">
            <text:p>The Web Conferenc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ct 06 (13), 2022</text:p>
          </table:table-cell>
          <table:table-cell office:value-type="string" calcext:value-type="string">
            <text:p>Jan 25, 2023</text:p>
          </table:table-cell>
          <table:table-cell table:style-name="ce2" office:value-type="string" calcext:value-type="string">
            <text:p>Apr 30- May 04, 2021</text:p>
          </table:table-cell>
          <table:table-cell office:value-type="string" calcext:value-type="string">
            <text:p>Austin, Texas, USA</text:p>
          </table:table-cell>
          <table:table-cell table:style-name="ce7" office:value-type="string" calcext:value-type="string">
            <text:p>15.0%</text:p>
          </table:table-cell>
          <table:table-cell table:style-name="ce9"/>
          <table:table-cell office:value-type="string" calcext:value-type="string">
            <text:p>https://www2023.thewebconf.org/</text:p>
          </table:table-cell>
        </table:table-row>
        <table:table-row table:style-name="ro1">
          <table:table-cell office:value-type="string" calcext:value-type="string">
            <text:p>IEEE International Conference on Data Engineering </text:p>
          </table:table-cell>
          <table:table-cell office:value-type="string" calcext:value-type="string">
            <text:p>ICDE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pr 25,Jul 08, Oct 08, 2022</text:p>
          </table:table-cell>
          <table:table-cell office:value-type="string" calcext:value-type="string">
            <text:p>Dec 08, 2022</text:p>
          </table:table-cell>
          <table:table-cell office:value-type="string" calcext:value-type="string">
            <text:p>Apr 03-07, 2023</text:p>
          </table:table-cell>
          <table:table-cell office:value-type="string" calcext:value-type="string">
            <text:p>Anaheim, California, USA</text:p>
          </table:table-cell>
          <table:table-cell table:style-name="ce7" office:value-type="string" calcext:value-type="string">
            <text:p>18.0%</text:p>
          </table:table-cell>
          <table:table-cell table:style-name="ce9"/>
          <table:table-cell office:value-type="string" calcext:value-type="string">
            <text:p>http://www.icde2023.ics.uci.edu/</text:p>
          </table:table-cell>
        </table:table-row>
        <table:table-row table:style-name="ro1">
          <table:table-cell office:value-type="string" calcext:value-type="string">
            <text:p>ACM SIGMOD/PODS Conference</text:p>
          </table:table-cell>
          <table:table-cell office:value-type="string" calcext:value-type="string">
            <text:p>SIGMO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pr,Jul,Oct 15, 2022</text:p>
          </table:table-cell>
          <table:table-cell office:value-type="string" calcext:value-type="string">
            <text:p>Feb 23, 2023</text:p>
          </table:table-cell>
          <table:table-cell table:style-name="ce2" office:value-type="string" calcext:value-type="string">
            <text:p>Jun 18-23, 2023</text:p>
          </table:table-cell>
          <table:table-cell office:value-type="string" calcext:value-type="string">
            <text:p>Seattle, Washington, USA</text:p>
          </table:table-cell>
          <table:table-cell office:value-type="string" calcext:value-type="string">
            <text:p>18.0%</text:p>
          </table:table-cell>
          <table:table-cell/>
          <table:table-cell office:value-type="string" calcext:value-type="string">
            <text:p>https://2023.sigmod.org</text:p>
          </table:table-cell>
        </table:table-row>
        <table:table-row table:style-name="ro1">
          <table:table-cell office:value-type="string" calcext:value-type="string">
            <text:p>International Conference on Soft Computing, Artificial Intelligence and Applications</text:p>
          </table:table-cell>
          <table:table-cell office:value-type="string" calcext:value-type="string">
            <text:p>SCAI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Oct 29, 2022</text:p>
          </table:table-cell>
          <table:table-cell office:value-type="string" calcext:value-type="string">
            <text:p>TBA</text:p>
          </table:table-cell>
          <table:table-cell office:value-type="string" calcext:value-type="string">
            <text:p>Nov 26-27, 2022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ttps://iccsea2022.org/scai/index</text:p>
          </table:table-cell>
        </table:table-row>
        <table:table-row table:style-name="ro1">
          <table:table-cell office:value-type="string" calcext:value-type="string">
            <text:p>Pacific-Asia Conference on Knowledge Discovery and Data Mining</text:p>
          </table:table-cell>
          <table:table-cell office:value-type="string" calcext:value-type="string">
            <text:p>PAKD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Nov 24, 2022</text:p>
          </table:table-cell>
          <table:table-cell office:value-type="string" calcext:value-type="string">
            <text:p>Jan 24, 2023</text:p>
          </table:table-cell>
          <table:table-cell office:value-type="string" calcext:value-type="string">
            <text:p>May 25-28, 2023</text:p>
          </table:table-cell>
          <table:table-cell office:value-type="string" calcext:value-type="string">
            <text:p>Osaka, Japan +virtual</text:p>
          </table:table-cell>
          <table:table-cell office:value-type="string" calcext:value-type="string">
            <text:p>24.1%</text:p>
          </table:table-cell>
          <table:table-cell/>
          <table:table-cell office:value-type="string" calcext:value-type="string">
            <text:p>https://www.pakdd2023.org/</text:p>
          </table:table-cell>
        </table:table-row>
        <table:table-row table:style-name="ro1">
          <table:table-cell office:value-type="string" calcext:value-type="string">
            <text:p>International Conference on Pattern Recognition</text:p>
          </table:table-cell>
          <table:table-cell office:value-type="string" calcext:value-type="string">
            <text:p>ICPR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TBA</text:p>
          </table:table-cell>
          <table:table-cell table:style-name="ce2" office:value-type="float" office:value="2024" calcext:value-type="float">
            <text:p>2024</text:p>
          </table:table-cell>
          <table:table-cell office:value-type="string" calcext:value-type="string">
            <text:p>Kolkata, India</text:p>
          </table:table-cell>
          <table:table-cell table:style-name="ce4" office:value-type="string" calcext:value-type="string">
            <text:p>51.8%</text:p>
          </table:table-cell>
          <table:table-cell/>
          <table:table-cell office:value-type="string" calcext:value-type="string">
            <text:p>https://www.icpr2022.com/</text:p>
          </table:table-cell>
        </table:table-row>
      </table:table>
      <table:table table:name="toprint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8" table:formula="of:=[$'Conference Dates'.A1]" office:value-type="string" office:string-value="Conference" calcext:value-type="string">
            <text:p>Conference</text:p>
          </table:table-cell>
          <table:table-cell table:style-name="ce8"/>
          <table:table-cell table:style-name="ce8" table:formula="of:=[$'Conference Dates'.C1]" office:value-type="string" office:string-value="Ranking" calcext:value-type="string">
            <text:p>Ranking</text:p>
          </table:table-cell>
          <table:table-cell table:style-name="ce8" table:formula="of:=[$'Conference Dates'.D1]" office:value-type="string" office:string-value="Submission Deadline" calcext:value-type="string">
            <text:p>Submission Deadline</text:p>
          </table:table-cell>
          <table:table-cell table:style-name="ce8" table:formula="of:=[$'Conference Dates'.E1]" office:value-type="string" office:string-value="Notification Date" calcext:value-type="string">
            <text:p>Notification Date</text:p>
          </table:table-cell>
          <table:table-cell table:style-name="ce8" table:formula="of:=[$'Conference Dates'.F1]" office:value-type="string" office:string-value="Conference Date" calcext:value-type="string">
            <text:p>Conference Date</text:p>
          </table:table-cell>
          <table:table-cell table:style-name="ce8" table:formula="of:=[$'Conference Dates'.G1]" office:value-type="string" office:string-value="Location" calcext:value-type="string">
            <text:p>Location</text:p>
          </table:table-cell>
          <table:table-cell table:style-name="ce8" table:formula="of:=[$'Conference Dates'.H1]" office:value-type="string" office:string-value="Acceptance" calcext:value-type="string">
            <text:p>Acceptance</text:p>
          </table:table-cell>
          <table:table-cell table:style-name="ce8" table:number-columns-repeated="1016"/>
        </table:table-row>
        <table:table-row table:style-name="ro1">
          <table:table-cell table:formula="of:=[$'Conference Dates'.A25]" office:value-type="string" office:string-value="IEEE International Conference on Big Data" calcext:value-type="string">
            <text:p>IEEE International Conference on Big Data</text:p>
          </table:table-cell>
          <table:table-cell table:formula="of:=[$'Conference Dates'.B25]" office:value-type="string" office:string-value="BigData" calcext:value-type="string">
            <text:p>BigData</text:p>
          </table:table-cell>
          <table:table-cell table:formula="of:=[$'Conference Dates'.C25]" office:value-type="string" office:string-value="?" calcext:value-type="string">
            <text:p>?</text:p>
          </table:table-cell>
          <table:table-cell table:formula="of:=[$'Conference Dates'.D25]" office:value-type="string" office:string-value="Sep 03, 2022" calcext:value-type="string">
            <text:p>Sep 03, 2022</text:p>
          </table:table-cell>
          <table:table-cell table:formula="of:=[$'Conference Dates'.E25]" office:value-type="string" office:string-value=" Oct 25, 2022" calcext:value-type="string">
            <text:p><text:s/>Oct 25, 2022</text:p>
          </table:table-cell>
          <table:table-cell table:formula="of:=[$'Conference Dates'.F25]" office:value-type="string" office:string-value="Dec 17-20, 2022" calcext:value-type="string">
            <text:p>Dec 17-20, 2022</text:p>
          </table:table-cell>
          <table:table-cell table:formula="of:=[$'Conference Dates'.G25]" office:value-type="string" office:string-value="Osaka, Japan" calcext:value-type="string">
            <text:p>Osaka, Japan</text:p>
          </table:table-cell>
          <table:table-cell table:formula="of:=[$'Conference Dates'.H25]" office:value-type="string" office:string-value="19.7%" calcext:value-type="string">
            <text:p>19.7%</text:p>
          </table:table-cell>
          <table:table-cell table:number-columns-repeated="1016"/>
        </table:table-row>
        <table:table-row table:style-name="ro1">
          <table:table-cell table:formula="of:=[$'Conference Dates'.A22]" office:value-type="string" office:string-value="AAAI Conference on Artificial Intelligence" calcext:value-type="string">
            <text:p>AAAI Conference on Artificial Intelligence</text:p>
          </table:table-cell>
          <table:table-cell table:formula="of:=[$'Conference Dates'.B22]" office:value-type="string" office:string-value="AAAI" calcext:value-type="string">
            <text:p>AAAI</text:p>
          </table:table-cell>
          <table:table-cell table:formula="of:=[$'Conference Dates'.C22]" office:value-type="string" office:string-value="A+" calcext:value-type="string">
            <text:p>A+</text:p>
          </table:table-cell>
          <table:table-cell table:formula="of:=[$'Conference Dates'.D22]" office:value-type="string" office:string-value="Aug 08 (15), 2022" calcext:value-type="string">
            <text:p>Aug 08 (15), 2022</text:p>
          </table:table-cell>
          <table:table-cell table:formula="of:=[$'Conference Dates'.E22]" office:value-type="string" office:string-value="Nov 18, 2022" calcext:value-type="string">
            <text:p>Nov 18, 2022</text:p>
          </table:table-cell>
          <table:table-cell table:formula="of:=[$'Conference Dates'.F22]" office:value-type="string" office:string-value="Feb 7-14, 2023" calcext:value-type="string">
            <text:p>Feb 7-14, 2023</text:p>
          </table:table-cell>
          <table:table-cell table:formula="of:=[$'Conference Dates'.G22]" office:value-type="string" office:string-value="Washington, DC, USA" calcext:value-type="string">
            <text:p>Washington, DC, USA</text:p>
          </table:table-cell>
          <table:table-cell table:formula="of:=[$'Conference Dates'.H22]" office:value-type="string" office:string-value="20.6%" calcext:value-type="string">
            <text:p>20.6%</text:p>
          </table:table-cell>
          <table:table-cell table:number-columns-repeated="1016"/>
        </table:table-row>
        <table:table-row table:style-name="ro1">
          <table:table-cell table:formula="of:=[$'Conference Dates'.A4]" office:value-type="string" office:string-value="International Joint Conference on Artificial Intelligence" calcext:value-type="string">
            <text:p>International Joint Conference on Artificial Intelligence</text:p>
          </table:table-cell>
          <table:table-cell table:formula="of:=[$'Conference Dates'.B4]" office:value-type="string" office:string-value="IJCAI" calcext:value-type="string">
            <text:p>IJCAI</text:p>
          </table:table-cell>
          <table:table-cell table:formula="of:=[$'Conference Dates'.C4]" office:value-type="string" office:string-value="A+" calcext:value-type="string">
            <text:p>A+</text:p>
          </table:table-cell>
          <table:table-cell table:formula="of:=[$'Conference Dates'.D4]" office:value-type="string" office:string-value="Jan TBA, 2023" calcext:value-type="string">
            <text:p>Jan TBA, 2023</text:p>
          </table:table-cell>
          <table:table-cell table:formula="of:=[$'Conference Dates'.E4]" office:value-type="string" office:string-value="Apr TBA, 2023" calcext:value-type="string">
            <text:p>Apr TBA, 2023</text:p>
          </table:table-cell>
          <table:table-cell table:formula="of:=[$'Conference Dates'.F4]" office:value-type="string" office:string-value="Aug 19-25, 2023" calcext:value-type="string">
            <text:p>Aug 19-25, 2023</text:p>
          </table:table-cell>
          <table:table-cell table:formula="of:=[$'Conference Dates'.G4]" office:value-type="string" office:string-value="Capetown, South Africa" calcext:value-type="string">
            <text:p>Capetown, South Africa</text:p>
          </table:table-cell>
          <table:table-cell table:formula="of:=[$'Conference Dates'.H4]" office:value-type="string" office:string-value="23.5%" calcext:value-type="string">
            <text:p>23.5%</text:p>
          </table:table-cell>
          <table:table-cell table:number-columns-repeated="1016"/>
        </table:table-row>
        <table:table-row table:style-name="ro1">
          <table:table-cell table:formula="of:=[$'Conference Dates'.A26]" office:value-type="string" office:string-value="SIAM International Conference on Data Mining" calcext:value-type="string">
            <text:p>SIAM International Conference on Data Mining</text:p>
          </table:table-cell>
          <table:table-cell table:formula="of:=[$'Conference Dates'.B26]" office:value-type="string" office:string-value="SDM" calcext:value-type="string">
            <text:p>SDM</text:p>
          </table:table-cell>
          <table:table-cell table:formula="of:=[$'Conference Dates'.C26]" office:value-type="string" office:string-value="A" calcext:value-type="string">
            <text:p>A</text:p>
          </table:table-cell>
          <table:table-cell table:formula="of:=[$'Conference Dates'.D26]" office:value-type="string" office:string-value="Sep 30 (Oct 07), 2022" calcext:value-type="string">
            <text:p>Sep 30 (Oct 07), 2022</text:p>
          </table:table-cell>
          <table:table-cell table:formula="of:=[$'Conference Dates'.E26]" office:value-type="string" office:string-value="Dec TBA, 2022" calcext:value-type="string">
            <text:p>Dec TBA, 2022</text:p>
          </table:table-cell>
          <table:table-cell table:formula="of:=[$'Conference Dates'.F26]" office:value-type="string" office:string-value="Apr 27-29, 2023" calcext:value-type="string">
            <text:p>Apr 27-29, 2023</text:p>
          </table:table-cell>
          <table:table-cell table:formula="of:=[$'Conference Dates'.G26]" office:value-type="string" office:string-value="Minneapolis, Minnesota, USA" calcext:value-type="string">
            <text:p>Minneapolis, Minnesota, USA</text:p>
          </table:table-cell>
          <table:table-cell table:formula="of:=[$'Conference Dates'.H26]" office:value-type="string" office:string-value="22.9%" calcext:value-type="string">
            <text:p>22.9%</text:p>
          </table:table-cell>
          <table:table-cell table:number-columns-repeated="1016"/>
        </table:table-row>
        <table:table-row table:style-name="ro1">
          <table:table-cell table:formula="of:=[$'Conference Dates'.A27]" office:value-type="string" office:string-value="The Web Conference" calcext:value-type="string">
            <text:p>The Web Conference</text:p>
          </table:table-cell>
          <table:table-cell table:formula="of:=[$'Conference Dates'.B27]" office:value-type="string" office:string-value="WWW" calcext:value-type="string">
            <text:p>WWW</text:p>
          </table:table-cell>
          <table:table-cell table:formula="of:=[$'Conference Dates'.C27]" office:value-type="string" office:string-value="A+" calcext:value-type="string">
            <text:p>A+</text:p>
          </table:table-cell>
          <table:table-cell table:formula="of:=[$'Conference Dates'.D27]" office:value-type="string" office:string-value="Oct 06 (13), 2022" calcext:value-type="string">
            <text:p>Oct 06 (13), 2022</text:p>
          </table:table-cell>
          <table:table-cell table:formula="of:=[$'Conference Dates'.E27]" office:value-type="string" office:string-value="Jan 25, 2023" calcext:value-type="string">
            <text:p>Jan 25, 2023</text:p>
          </table:table-cell>
          <table:table-cell table:formula="of:=[$'Conference Dates'.F27]" office:value-type="string" office:string-value="Apr 30- May 04, 2021" calcext:value-type="string">
            <text:p>Apr 30- May 04, 2021</text:p>
          </table:table-cell>
          <table:table-cell table:formula="of:=[$'Conference Dates'.G27]" office:value-type="string" office:string-value="Austin, Texas, USA" calcext:value-type="string">
            <text:p>Austin, Texas, USA</text:p>
          </table:table-cell>
          <table:table-cell table:formula="of:=[$'Conference Dates'.H27]" office:value-type="string" office:string-value="15.0%" calcext:value-type="string">
            <text:p>15.0%</text:p>
          </table:table-cell>
          <table:table-cell table:number-columns-repeated="1016"/>
        </table:table-row>
        <table:table-row table:style-name="ro1">
          <table:table-cell table:formula="of:=[$'Conference Dates'.A31]" office:value-type="string" office:string-value="Pacific-Asia Conference on Knowledge Discovery and Data Mining" calcext:value-type="string">
            <text:p>Pacific-Asia Conference on Knowledge Discovery and Data Mining</text:p>
          </table:table-cell>
          <table:table-cell table:formula="of:=[$'Conference Dates'.B31]" office:value-type="string" office:string-value="PAKDD" calcext:value-type="string">
            <text:p>PAKDD</text:p>
          </table:table-cell>
          <table:table-cell table:formula="of:=[$'Conference Dates'.C31]" office:value-type="string" office:string-value="A" calcext:value-type="string">
            <text:p>A</text:p>
          </table:table-cell>
          <table:table-cell table:formula="of:=[$'Conference Dates'.D31]" office:value-type="string" office:string-value="Nov 24, 2022" calcext:value-type="string">
            <text:p>Nov 24, 2022</text:p>
          </table:table-cell>
          <table:table-cell table:formula="of:=[$'Conference Dates'.E31]" office:value-type="string" office:string-value="Jan 24, 2023" calcext:value-type="string">
            <text:p>Jan 24, 2023</text:p>
          </table:table-cell>
          <table:table-cell table:formula="of:=[$'Conference Dates'.F31]" office:value-type="string" office:string-value="May 25-28, 2023" calcext:value-type="string">
            <text:p>May 25-28, 2023</text:p>
          </table:table-cell>
          <table:table-cell table:formula="of:=[$'Conference Dates'.G31]" office:value-type="string" office:string-value="Osaka, Japan +virtual" calcext:value-type="string">
            <text:p>Osaka, Japan +virtual</text:p>
          </table:table-cell>
          <table:table-cell table:formula="of:=[$'Conference Dates'.H31]" office:value-type="string" office:string-value="24.1%" calcext:value-type="string">
            <text:p>24.1%</text:p>
          </table:table-cell>
          <table:table-cell table:number-columns-repeated="1016"/>
        </table:table-row>
        <table:table-row table:style-name="ro1">
          <table:table-cell table:formula="of:=[$'Conference Dates'.A8]" office:value-type="string" office:string-value="International Conference on Data Mining and Knowledge Discovery" calcext:value-type="string">
            <text:p>International Conference on Data Mining and Knowledge Discovery</text:p>
          </table:table-cell>
          <table:table-cell table:formula="of:=[$'Conference Dates'.B8]" office:value-type="string" office:string-value="DMKD" calcext:value-type="string">
            <text:p>DMKD</text:p>
          </table:table-cell>
          <table:table-cell table:formula="of:=[$'Conference Dates'.C8]" office:value-type="string" office:string-value="C" calcext:value-type="string">
            <text:p>C</text:p>
          </table:table-cell>
          <table:table-cell table:formula="of:=[$'Conference Dates'.D8]" office:value-type="string" office:string-value="Feb TBA, 2023" calcext:value-type="string">
            <text:p>Feb TBA, 2023</text:p>
          </table:table-cell>
          <table:table-cell table:formula="of:=[$'Conference Dates'.E8]" office:value-type="string" office:string-value="TBA" calcext:value-type="string">
            <text:p>TBA</text:p>
          </table:table-cell>
          <table:table-cell table:formula="of:=[$'Conference Dates'.F8]" office:value-type="string" office:string-value="Mar 17-19, 2023" calcext:value-type="string">
            <text:p>Mar 17-19, 2023</text:p>
          </table:table-cell>
          <table:table-cell table:formula="of:=[$'Conference Dates'.G8]" office:value-type="string" office:string-value="Chongqing, China" calcext:value-type="string">
            <text:p>Chongqing, China</text:p>
          </table:table-cell>
          <table:table-cell table:formula="of:=[$'Conference Dates'.H8]" office:value-type="string" office:string-value="14.9%" calcext:value-type="string">
            <text:p>14.9%</text:p>
          </table:table-cell>
          <table:table-cell table:number-columns-repeated="1016"/>
        </table:table-row>
        <table:table-row table:style-name="ro1">
          <table:table-cell table:formula="of:=[$'Conference Dates'.A13]" office:value-type="string" office:string-value="European Conference on Machine learning and knowledge discovery in databases" calcext:value-type="string">
            <text:p>European Conference on Machine learning and knowledge discovery in databases</text:p>
          </table:table-cell>
          <table:table-cell table:formula="of:=[$'Conference Dates'.B13]" office:value-type="string" office:string-value="ECML PKDD" calcext:value-type="string">
            <text:p>ECML PKDD</text:p>
          </table:table-cell>
          <table:table-cell table:formula="of:=[$'Conference Dates'.C13]" office:value-type="string" office:string-value="A" calcext:value-type="string">
            <text:p>A</text:p>
          </table:table-cell>
          <table:table-cell table:formula="of:=[$'Conference Dates'.D13]" office:value-type="string" office:string-value="Apr TBA, 2023" calcext:value-type="string">
            <text:p>Apr TBA, 2023</text:p>
          </table:table-cell>
          <table:table-cell table:formula="of:=[$'Conference Dates'.E13]" office:value-type="string" office:string-value="Jun TBA, 2023" calcext:value-type="string">
            <text:p>Jun TBA, 2023</text:p>
          </table:table-cell>
          <table:table-cell table:formula="of:=[$'Conference Dates'.F13]" office:value-type="string" office:string-value="Sep 18-22, 2023" calcext:value-type="string">
            <text:p>Sep 18-22, 2023</text:p>
          </table:table-cell>
          <table:table-cell table:formula="of:=[$'Conference Dates'.G13]" office:value-type="string" office:string-value="Torino, Italy" calcext:value-type="string">
            <text:p>Torino, Italy</text:p>
          </table:table-cell>
          <table:table-cell table:formula="of:=[$'Conference Dates'.H13]" office:value-type="string" office:string-value="25.0%" calcext:value-type="string">
            <text:p>25.0%</text:p>
          </table:table-cell>
          <table:table-cell table:number-columns-repeated="1016"/>
        </table:table-row>
        <table:table-row table:style-name="ro1">
          <table:table-cell table:formula="of:=[$'Conference Dates'.A16]" office:value-type="string" office:string-value="ACM International Conference on Information and Knowledge Management" calcext:value-type="string">
            <text:p>ACM International Conference on Information and Knowledge Management</text:p>
          </table:table-cell>
          <table:table-cell table:formula="of:=[$'Conference Dates'.B16]" office:value-type="string" office:string-value="CIKM" calcext:value-type="string">
            <text:p>CIKM</text:p>
          </table:table-cell>
          <table:table-cell table:formula="of:=[$'Conference Dates'.C16]" office:value-type="string" office:string-value="A" calcext:value-type="string">
            <text:p>A</text:p>
          </table:table-cell>
          <table:table-cell table:formula="of:=[$'Conference Dates'.D16]" office:value-type="string" office:string-value="May TBA, 2023" calcext:value-type="string">
            <text:p>May TBA, 2023</text:p>
          </table:table-cell>
          <table:table-cell table:formula="of:=[$'Conference Dates'.E16]" office:value-type="string" office:string-value="Aug TBA, 2023" calcext:value-type="string">
            <text:p>Aug TBA, 2023</text:p>
          </table:table-cell>
          <table:table-cell table:formula="of:=[$'Conference Dates'.F16]" office:value-type="string" office:string-value="Oct TBA, 2023" calcext:value-type="string">
            <text:p>Oct TBA, 2023</text:p>
          </table:table-cell>
          <table:table-cell table:formula="of:=[$'Conference Dates'.G16]" office:value-type="string" office:string-value="Birmingham, UK" calcext:value-type="string">
            <text:p>Birmingham, UK</text:p>
          </table:table-cell>
          <table:table-cell table:formula="of:=[$'Conference Dates'.H16]" office:value-type="string" office:string-value="17.0%" calcext:value-type="string">
            <text:p>17.0%</text:p>
          </table:table-cell>
          <table:table-cell table:number-columns-repeated="1016"/>
        </table:table-row>
        <table:table-row table:style-name="ro1">
          <table:table-cell table:formula="of:=[$'Conference Dates'.A17]" office:value-type="string" office:string-value="IEEE International Conference on Data Mining" calcext:value-type="string">
            <text:p>IEEE International Conference on Data Mining</text:p>
          </table:table-cell>
          <table:table-cell table:formula="of:=[$'Conference Dates'.B17]" office:value-type="string" office:string-value="ICDM" calcext:value-type="string">
            <text:p>ICDM</text:p>
          </table:table-cell>
          <table:table-cell table:formula="of:=[$'Conference Dates'.C17]" office:value-type="string" office:string-value="A+" calcext:value-type="string">
            <text:p>A+</text:p>
          </table:table-cell>
          <table:table-cell table:formula="of:=[$'Conference Dates'.D17]" office:value-type="string" office:string-value="Jun 10, 2022" calcext:value-type="string">
            <text:p>Jun 10, 2022</text:p>
          </table:table-cell>
          <table:table-cell table:formula="of:=[$'Conference Dates'.E17]" office:value-type="string" office:string-value="Aug 31, 2022" calcext:value-type="string">
            <text:p>Aug 31, 2022</text:p>
          </table:table-cell>
          <table:table-cell table:formula="of:=[$'Conference Dates'.F17]" office:value-type="string" office:string-value="Nov 28- Dec 01, 2022" calcext:value-type="string">
            <text:p>Nov 28- Dec 01, 2022</text:p>
          </table:table-cell>
          <table:table-cell table:formula="of:=[$'Conference Dates'.G17]" office:value-type="string" office:string-value="Orlando, Florida, USA " calcext:value-type="string">
            <text:p>Orlando, Florida, USA </text:p>
          </table:table-cell>
          <table:table-cell table:formula="of:=[$'Conference Dates'.H17]" office:value-type="string" office:string-value="19.8% " calcext:value-type="string">
            <text:p>19.8% </text:p>
          </table:table-cell>
          <table:table-cell table:number-columns-repeated="1016"/>
        </table:table-row>
        <table:table-row table:style-name="ro1">
          <table:table-cell table:formula="of:=[$'Conference Dates'.A27]" office:value-type="string" office:string-value="The Web Conference" calcext:value-type="string">
            <text:p>The Web Conference</text:p>
          </table:table-cell>
          <table:table-cell table:formula="of:=[$'Conference Dates'.B27]" office:value-type="string" office:string-value="WWW" calcext:value-type="string">
            <text:p>WWW</text:p>
          </table:table-cell>
          <table:table-cell table:formula="of:=[$'Conference Dates'.C27]" office:value-type="string" office:string-value="A+" calcext:value-type="string">
            <text:p>A+</text:p>
          </table:table-cell>
          <table:table-cell table:formula="of:=[$'Conference Dates'.D27]" office:value-type="string" office:string-value="Oct 06 (13), 2022" calcext:value-type="string">
            <text:p>Oct 06 (13), 2022</text:p>
          </table:table-cell>
          <table:table-cell table:formula="of:=[$'Conference Dates'.E27]" office:value-type="string" office:string-value="Jan 25, 2023" calcext:value-type="string">
            <text:p>Jan 25, 2023</text:p>
          </table:table-cell>
          <table:table-cell table:formula="of:=[$'Conference Dates'.F27]" office:value-type="string" office:string-value="Apr 30- May 04, 2021" calcext:value-type="string">
            <text:p>Apr 30- May 04, 2021</text:p>
          </table:table-cell>
          <table:table-cell table:formula="of:=[$'Conference Dates'.G27]" office:value-type="string" office:string-value="Austin, Texas, USA" calcext:value-type="string">
            <text:p>Austin, Texas, USA</text:p>
          </table:table-cell>
          <table:table-cell table:formula="of:=[$'Conference Dates'.H27]" office:value-type="string" office:string-value="15.0%" calcext:value-type="string">
            <text:p>15.0%</text:p>
          </table:table-cell>
          <table:table-cell table:number-columns-repeated="1016"/>
        </table:table-row>
        <table:table-row table:style-name="ro1">
          <table:table-cell table:formula="of:=[$'Conference Dates'.A23]" office:value-type="string" office:string-value="ACM International Conference on Web Search and Data Mining" calcext:value-type="string">
            <text:p>ACM International Conference on Web Search and Data Mining</text:p>
          </table:table-cell>
          <table:table-cell table:formula="of:=[$'Conference Dates'.B23]" office:value-type="string" office:string-value="WSDM" calcext:value-type="string">
            <text:p>WSDM</text:p>
          </table:table-cell>
          <table:table-cell table:formula="of:=[$'Conference Dates'.C23]" office:value-type="string" office:string-value="A" calcext:value-type="string">
            <text:p>A</text:p>
          </table:table-cell>
          <table:table-cell table:formula="of:=[$'Conference Dates'.D23]" office:value-type="string" office:string-value="Aug 12, 2022" calcext:value-type="string">
            <text:p>Aug 12, 2022</text:p>
          </table:table-cell>
          <table:table-cell table:formula="of:=[$'Conference Dates'.E23]" office:value-type="string" office:string-value="Oct 21, 2022" calcext:value-type="string">
            <text:p>Oct 21, 2022</text:p>
          </table:table-cell>
          <table:table-cell table:formula="of:=[$'Conference Dates'.F23]" office:value-type="string" office:string-value="Feb 27- Mar 03, 2023" calcext:value-type="string">
            <text:p>Feb 27- Mar 03, 2023</text:p>
          </table:table-cell>
          <table:table-cell table:formula="of:=[$'Conference Dates'.G23]" office:value-type="string" office:string-value="Singapore" calcext:value-type="string">
            <text:p>Singapore</text:p>
          </table:table-cell>
          <table:table-cell table:formula="of:=[$'Conference Dates'.H23]" office:value-type="string" office:string-value="16.3%" calcext:value-type="string">
            <text:p>16.3%</text:p>
          </table:table-cell>
          <table:table-cell table:number-columns-repeated="1016"/>
        </table:table-row>
        <table:table-row table:style-name="ro1">
          <table:table-cell table:formula="of:=[$'Conference Dates'.A2]" office:value-type="string" office:string-value="International Joint Conference on Neural Networks" calcext:value-type="string">
            <text:p>International Joint Conference on Neural Networks</text:p>
          </table:table-cell>
          <table:table-cell table:formula="of:=[$'Conference Dates'.B2]" office:value-type="string" office:string-value="IJCNN" calcext:value-type="string">
            <text:p>IJCNN</text:p>
          </table:table-cell>
          <table:table-cell table:formula="of:=[$'Conference Dates'.C2]" office:value-type="string" office:string-value="A" calcext:value-type="string">
            <text:p>A</text:p>
          </table:table-cell>
          <table:table-cell table:formula="of:=[$'Conference Dates'.D2]" office:value-type="string" office:string-value="Jan 31, 2023" calcext:value-type="string">
            <text:p>Jan 31, 2023</text:p>
          </table:table-cell>
          <table:table-cell table:formula="of:=[$'Conference Dates'.E2]" office:value-type="string" office:string-value="Mar 31, 2023" calcext:value-type="string">
            <text:p>Mar 31, 2023</text:p>
          </table:table-cell>
          <table:table-cell table:formula="of:=[$'Conference Dates'.F2]" office:value-type="string" office:string-value="Jun 18-23, 2023" calcext:value-type="string">
            <text:p>Jun 18-23, 2023</text:p>
          </table:table-cell>
          <table:table-cell table:formula="of:=[$'Conference Dates'.G2]" office:value-type="string" office:string-value="Queensland, Australia" calcext:value-type="string">
            <text:p>Queensland, Australia</text:p>
          </table:table-cell>
          <table:table-cell table:formula="of:=[$'Conference Dates'.H2]" office:value-type="string" office:string-value="66.6%" calcext:value-type="string">
            <text:p>66.6%</text:p>
          </table:table-cell>
          <table:table-cell table:number-columns-repeated="1016"/>
        </table:table-row>
        <table:table-row table:style-name="ro1">
          <table:table-cell table:formula="of:=[$'Conference Dates'.A4]" office:value-type="string" office:string-value="International Joint Conference on Artificial Intelligence" calcext:value-type="string">
            <text:p>International Joint Conference on Artificial Intelligence</text:p>
          </table:table-cell>
          <table:table-cell table:formula="of:=[$'Conference Dates'.B4]" office:value-type="string" office:string-value="IJCAI" calcext:value-type="string">
            <text:p>IJCAI</text:p>
          </table:table-cell>
          <table:table-cell table:formula="of:=[$'Conference Dates'.C4]" office:value-type="string" office:string-value="A+" calcext:value-type="string">
            <text:p>A+</text:p>
          </table:table-cell>
          <table:table-cell table:formula="of:=[$'Conference Dates'.D4]" office:value-type="string" office:string-value="Jan TBA, 2023" calcext:value-type="string">
            <text:p>Jan TBA, 2023</text:p>
          </table:table-cell>
          <table:table-cell table:formula="of:=[$'Conference Dates'.E4]" office:value-type="string" office:string-value="Apr TBA, 2023" calcext:value-type="string">
            <text:p>Apr TBA, 2023</text:p>
          </table:table-cell>
          <table:table-cell table:formula="of:=[$'Conference Dates'.F4]" office:value-type="string" office:string-value="Aug 19-25, 2023" calcext:value-type="string">
            <text:p>Aug 19-25, 2023</text:p>
          </table:table-cell>
          <table:table-cell table:formula="of:=[$'Conference Dates'.G4]" office:value-type="string" office:string-value="Capetown, South Africa" calcext:value-type="string">
            <text:p>Capetown, South Africa</text:p>
          </table:table-cell>
          <table:table-cell table:formula="of:=[$'Conference Dates'.H4]" office:value-type="string" office:string-value="23.5%" calcext:value-type="string">
            <text:p>23.5%</text:p>
          </table:table-cell>
          <table:table-cell table:number-columns-repeated="1016"/>
        </table:table-row>
        <table:table-row table:style-name="ro1">
          <table:table-cell table:formula="of:=[$'Conference Dates'.A12]" office:value-type="string" office:string-value="European Conference on Artificial Intelligence" calcext:value-type="string">
            <text:p>European Conference on Artificial Intelligence</text:p>
          </table:table-cell>
          <table:table-cell table:formula="of:=[$'Conference Dates'.B12]" office:value-type="string" office:string-value="ECAI" calcext:value-type="string">
            <text:p>ECAI</text:p>
          </table:table-cell>
          <table:table-cell table:formula="of:=[$'Conference Dates'.C12]" office:value-type="string" office:string-value="A" calcext:value-type="string">
            <text:p>A</text:p>
          </table:table-cell>
          <table:table-cell table:formula="of:=[$'Conference Dates'.D12]" office:value-type="string" office:string-value="Apr TBA, 2023" calcext:value-type="string">
            <text:p>Apr TBA, 2023</text:p>
          </table:table-cell>
          <table:table-cell table:formula="of:=[$'Conference Dates'.E12]" office:value-type="string" office:string-value="TBA" calcext:value-type="string">
            <text:p>TBA</text:p>
          </table:table-cell>
          <table:table-cell table:formula="of:=[$'Conference Dates'.F12]" office:value-type="string" office:string-value="Oct 1-6, 2023" calcext:value-type="string">
            <text:p>Oct 1-6, 2023</text:p>
          </table:table-cell>
          <table:table-cell table:formula="of:=[$'Conference Dates'.G12]" office:value-type="string" office:string-value="Krakow, Poland" calcext:value-type="string">
            <text:p>Krakow, Poland</text:p>
          </table:table-cell>
          <table:table-cell table:formula="of:=[$'Conference Dates'.H12]" office:value-type="string" office:string-value="27.5%" calcext:value-type="string">
            <text:p>27.5%</text:p>
          </table:table-cell>
          <table:table-cell table:number-columns-repeated="1016"/>
        </table:table-row>
        <table:table-row table:style-name="ro1">
          <table:table-cell table:formula="of:=[$'Conference Dates'.A3]" office:value-type="string" office:string-value="International Conference on Machine Learning" calcext:value-type="string">
            <text:p>International Conference on Machine Learning</text:p>
          </table:table-cell>
          <table:table-cell table:formula="of:=[$'Conference Dates'.B3]" office:value-type="string" office:string-value="ICML" calcext:value-type="string">
            <text:p>ICML</text:p>
          </table:table-cell>
          <table:table-cell table:formula="of:=[$'Conference Dates'.C3]" office:value-type="string" office:string-value="A+" calcext:value-type="string">
            <text:p>A+</text:p>
          </table:table-cell>
          <table:table-cell table:formula="of:=[$'Conference Dates'.D3]" office:value-type="string" office:string-value="Jan TBA, 2023" calcext:value-type="string">
            <text:p>Jan TBA, 2023</text:p>
          </table:table-cell>
          <table:table-cell table:formula="of:=[$'Conference Dates'.E3]" office:value-type="string" office:string-value="TBA" calcext:value-type="string">
            <text:p>TBA</text:p>
          </table:table-cell>
          <table:table-cell table:formula="of:=[$'Conference Dates'.F3]" office:value-type="string" office:string-value="Jul 23-23, 2022" calcext:value-type="string">
            <text:p>Jul 23-23, 2022</text:p>
          </table:table-cell>
          <table:table-cell table:formula="of:=[$'Conference Dates'.G3]" office:value-type="string" office:string-value="Hawaii, USA" calcext:value-type="string">
            <text:p>Hawaii, USA</text:p>
          </table:table-cell>
          <table:table-cell table:formula="of:=[$'Conference Dates'.H3]" office:value-type="string" office:string-value="21.9%" calcext:value-type="string">
            <text:p>21.9%</text:p>
          </table:table-cell>
          <table:table-cell table:number-columns-repeated="1016"/>
        </table:table-row>
        <table:table-row table:style-name="ro1">
          <table:table-cell table:formula="of:=[$'Conference Dates'.A5]" office:value-type="string" office:string-value="Conference on Learning Theory" calcext:value-type="string">
            <text:p>Conference on Learning Theory</text:p>
          </table:table-cell>
          <table:table-cell table:formula="of:=[$'Conference Dates'.B5]" office:value-type="string" office:string-value="COLT" calcext:value-type="string">
            <text:p>COLT</text:p>
          </table:table-cell>
          <table:table-cell table:formula="of:=[$'Conference Dates'.C5]" office:value-type="string" office:string-value="A+" calcext:value-type="string">
            <text:p>A+</text:p>
          </table:table-cell>
          <table:table-cell table:formula="of:=[$'Conference Dates'.D5]" office:value-type="string" office:string-value="Feb 10, 2023" calcext:value-type="string">
            <text:p>Feb 10, 2023</text:p>
          </table:table-cell>
          <table:table-cell table:formula="of:=[$'Conference Dates'.E5]" office:value-type="string" office:string-value="May 15, 2023" calcext:value-type="string">
            <text:p>May 15, 2023</text:p>
          </table:table-cell>
          <table:table-cell table:formula="of:=[$'Conference Dates'.F5]" office:value-type="string" office:string-value="Jul 19-22, 2023" calcext:value-type="string">
            <text:p>Jul 19-22, 2023</text:p>
          </table:table-cell>
          <table:table-cell table:formula="of:=[$'Conference Dates'.G5]" office:value-type="string" office:string-value="Bangalore, India" calcext:value-type="string">
            <text:p>Bangalore, India</text:p>
          </table:table-cell>
          <table:table-cell table:formula="of:=[$'Conference Dates'.H5]" office:value-type="string" office:string-value="41.1%" calcext:value-type="string">
            <text:p>41.1%</text:p>
          </table:table-cell>
          <table:table-cell table:number-columns-repeated="1016"/>
        </table:table-row>
        <table:table-row table:style-name="ro1">
          <table:table-cell table:formula="of:=[$'Conference Dates'.A3]" office:value-type="string" office:string-value="International Conference on Machine Learning" calcext:value-type="string">
            <text:p>International Conference on Machine Learning</text:p>
          </table:table-cell>
          <table:table-cell table:formula="of:=[$'Conference Dates'.B3]" office:value-type="string" office:string-value="ICML" calcext:value-type="string">
            <text:p>ICML</text:p>
          </table:table-cell>
          <table:table-cell table:formula="of:=[$'Conference Dates'.C3]" office:value-type="string" office:string-value="A+" calcext:value-type="string">
            <text:p>A+</text:p>
          </table:table-cell>
          <table:table-cell table:formula="of:=[$'Conference Dates'.D3]" office:value-type="string" office:string-value="Jan TBA, 2023" calcext:value-type="string">
            <text:p>Jan TBA, 2023</text:p>
          </table:table-cell>
          <table:table-cell table:formula="of:=[$'Conference Dates'.E3]" office:value-type="string" office:string-value="TBA" calcext:value-type="string">
            <text:p>TBA</text:p>
          </table:table-cell>
          <table:table-cell table:formula="of:=[$'Conference Dates'.F3]" office:value-type="string" office:string-value="Jul 23-23, 2022" calcext:value-type="string">
            <text:p>Jul 23-23, 2022</text:p>
          </table:table-cell>
          <table:table-cell table:formula="of:=[$'Conference Dates'.G3]" office:value-type="string" office:string-value="Hawaii, USA" calcext:value-type="string">
            <text:p>Hawaii, USA</text:p>
          </table:table-cell>
          <table:table-cell table:formula="of:=[$'Conference Dates'.H3]" office:value-type="string" office:string-value="21.9%" calcext:value-type="string">
            <text:p>21.9%</text:p>
          </table:table-cell>
          <table:table-cell table:number-columns-repeated="1016"/>
        </table:table-row>
        <table:table-row table:style-name="ro1">
          <table:table-cell table:formula="of:=[$'Conference Dates'.A8]" office:value-type="string" office:string-value="International Conference on Data Mining and Knowledge Discovery" calcext:value-type="string">
            <text:p>International Conference on Data Mining and Knowledge Discovery</text:p>
          </table:table-cell>
          <table:table-cell table:formula="of:=[$'Conference Dates'.B8]" office:value-type="string" office:string-value="DMKD" calcext:value-type="string">
            <text:p>DMKD</text:p>
          </table:table-cell>
          <table:table-cell table:formula="of:=[$'Conference Dates'.C8]" office:value-type="string" office:string-value="C" calcext:value-type="string">
            <text:p>C</text:p>
          </table:table-cell>
          <table:table-cell table:formula="of:=[$'Conference Dates'.D8]" office:value-type="string" office:string-value="Feb TBA, 2023" calcext:value-type="string">
            <text:p>Feb TBA, 2023</text:p>
          </table:table-cell>
          <table:table-cell table:formula="of:=[$'Conference Dates'.E8]" office:value-type="string" office:string-value="TBA" calcext:value-type="string">
            <text:p>TBA</text:p>
          </table:table-cell>
          <table:table-cell table:formula="of:=[$'Conference Dates'.F8]" office:value-type="string" office:string-value="Mar 17-19, 2023" calcext:value-type="string">
            <text:p>Mar 17-19, 2023</text:p>
          </table:table-cell>
          <table:table-cell table:formula="of:=[$'Conference Dates'.G8]" office:value-type="string" office:string-value="Chongqing, China" calcext:value-type="string">
            <text:p>Chongqing, China</text:p>
          </table:table-cell>
          <table:table-cell table:formula="of:=[$'Conference Dates'.H8]" office:value-type="string" office:string-value="14.9%" calcext:value-type="string">
            <text:p>14.9%</text:p>
          </table:table-cell>
          <table:table-cell table:number-columns-repeated="1016"/>
        </table:table-row>
        <table:table-row table:style-name="ro1">
          <table:table-cell table:formula="of:=[$'Conference Dates'.A30]" office:value-type="string" office:string-value="International Conference on Soft Computing, Artificial Intelligence and Applications" calcext:value-type="string">
            <text:p>International Conference on Soft Computing, Artificial Intelligence and Applications</text:p>
          </table:table-cell>
          <table:table-cell table:formula="of:=[$'Conference Dates'.B30]" office:value-type="string" office:string-value="SCAI" calcext:value-type="string">
            <text:p>SCAI</text:p>
          </table:table-cell>
          <table:table-cell table:formula="of:=[$'Conference Dates'.C30]" office:value-type="string" office:string-value="B" calcext:value-type="string">
            <text:p>B</text:p>
          </table:table-cell>
          <table:table-cell table:formula="of:=[$'Conference Dates'.D30]" office:value-type="string" office:string-value="Oct 29, 2022" calcext:value-type="string">
            <text:p>Oct 29, 2022</text:p>
          </table:table-cell>
          <table:table-cell table:formula="of:=[$'Conference Dates'.E30]" office:value-type="string" office:string-value="TBA" calcext:value-type="string">
            <text:p>TBA</text:p>
          </table:table-cell>
          <table:table-cell table:formula="of:=[$'Conference Dates'.F30]" office:value-type="string" office:string-value="Nov 26-27, 2022" calcext:value-type="string">
            <text:p>Nov 26-27, 2022</text:p>
          </table:table-cell>
          <table:table-cell table:formula="of:=[$'Conference Dates'.G30]" office:value-type="string" office:string-value="London, UK" calcext:value-type="string">
            <text:p>London, UK</text:p>
          </table:table-cell>
          <table:table-cell table:formula="of:=[$'Conference Dates'.H30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8]" office:value-type="string" office:string-value="International Conference on Data Mining and Knowledge Discovery" calcext:value-type="string">
            <text:p>International Conference on Data Mining and Knowledge Discovery</text:p>
          </table:table-cell>
          <table:table-cell table:formula="of:=[$'Conference Dates'.B8]" office:value-type="string" office:string-value="DMKD" calcext:value-type="string">
            <text:p>DMKD</text:p>
          </table:table-cell>
          <table:table-cell table:formula="of:=[$'Conference Dates'.C8]" office:value-type="string" office:string-value="C" calcext:value-type="string">
            <text:p>C</text:p>
          </table:table-cell>
          <table:table-cell table:formula="of:=[$'Conference Dates'.D8]" office:value-type="string" office:string-value="Feb TBA, 2023" calcext:value-type="string">
            <text:p>Feb TBA, 2023</text:p>
          </table:table-cell>
          <table:table-cell table:formula="of:=[$'Conference Dates'.E8]" office:value-type="string" office:string-value="TBA" calcext:value-type="string">
            <text:p>TBA</text:p>
          </table:table-cell>
          <table:table-cell table:formula="of:=[$'Conference Dates'.F8]" office:value-type="string" office:string-value="Mar 17-19, 2023" calcext:value-type="string">
            <text:p>Mar 17-19, 2023</text:p>
          </table:table-cell>
          <table:table-cell table:formula="of:=[$'Conference Dates'.G8]" office:value-type="string" office:string-value="Chongqing, China" calcext:value-type="string">
            <text:p>Chongqing, China</text:p>
          </table:table-cell>
          <table:table-cell table:formula="of:=[$'Conference Dates'.H8]" office:value-type="string" office:string-value="14.9%" calcext:value-type="string">
            <text:p>14.9%</text:p>
          </table:table-cell>
          <table:table-cell table:number-columns-repeated="1016"/>
        </table:table-row>
        <table:table-row table:style-name="ro1">
          <table:table-cell table:formula="of:=[$'Conference Dates'.A32]" office:value-type="string" office:string-value="International Conference on Pattern Recognition" calcext:value-type="string">
            <text:p>International Conference on Pattern Recognition</text:p>
          </table:table-cell>
          <table:table-cell table:formula="of:=[$'Conference Dates'.B32]" office:value-type="string" office:string-value="ICPR" calcext:value-type="string">
            <text:p>ICPR</text:p>
          </table:table-cell>
          <table:table-cell table:formula="of:=[$'Conference Dates'.C32]" office:value-type="string" office:string-value="A" calcext:value-type="string">
            <text:p>A</text:p>
          </table:table-cell>
          <table:table-cell table:formula="of:=[$'Conference Dates'.D32]" office:value-type="string" office:string-value="TBA" calcext:value-type="string">
            <text:p>TBA</text:p>
          </table:table-cell>
          <table:table-cell table:formula="of:=[$'Conference Dates'.E32]" office:value-type="string" office:string-value="TBA" calcext:value-type="string">
            <text:p>TBA</text:p>
          </table:table-cell>
          <table:table-cell table:formula="of:=[$'Conference Dates'.F32]" office:value-type="float" office:value="2024" calcext:value-type="float">
            <text:p>2024</text:p>
          </table:table-cell>
          <table:table-cell table:formula="of:=[$'Conference Dates'.G32]" office:value-type="string" office:string-value="Kolkata, India" calcext:value-type="string">
            <text:p>Kolkata, India</text:p>
          </table:table-cell>
          <table:table-cell table:formula="of:=[$'Conference Dates'.H32]" office:value-type="string" office:string-value="51.8%" calcext:value-type="string">
            <text:p>51.8%</text:p>
          </table:table-cell>
          <table:table-cell table:number-columns-repeated="1016"/>
        </table:table-row>
        <table:table-row table:style-name="ro1">
          <table:table-cell table:formula="of:=[$'Conference Dates'.A7]" office:value-type="string" office:string-value="Uncertainty in Artificial Intelligence" calcext:value-type="string">
            <text:p>Uncertainty in Artificial Intelligence</text:p>
          </table:table-cell>
          <table:table-cell table:formula="of:=[$'Conference Dates'.B7]" office:value-type="string" office:string-value="UAI" calcext:value-type="string">
            <text:p>UAI</text:p>
          </table:table-cell>
          <table:table-cell table:formula="of:=[$'Conference Dates'.C7]" office:value-type="string" office:string-value="A+" calcext:value-type="string">
            <text:p>A+</text:p>
          </table:table-cell>
          <table:table-cell table:formula="of:=[$'Conference Dates'.D7]" office:value-type="string" office:string-value="Feb 25, 2022" calcext:value-type="string">
            <text:p>Feb 25, 2022</text:p>
          </table:table-cell>
          <table:table-cell table:formula="of:=[$'Conference Dates'.E7]" office:value-type="string" office:string-value="Apr 16, 2022" calcext:value-type="string">
            <text:p>Apr 16, 2022</text:p>
          </table:table-cell>
          <table:table-cell table:formula="of:=[$'Conference Dates'.F7]" office:value-type="string" office:string-value="Aug 1-5, 2022" calcext:value-type="string">
            <text:p>Aug 1-5, 2022</text:p>
          </table:table-cell>
          <table:table-cell table:formula="of:=[$'Conference Dates'.G7]" office:value-type="string" office:string-value="Eindhoven, Netherlands" calcext:value-type="string">
            <text:p>Eindhoven, Netherlands</text:p>
          </table:table-cell>
          <table:table-cell table:formula="of:=[$'Conference Dates'.H7]" office:value-type="string" office:string-value="32.3%" calcext:value-type="string">
            <text:p>32.3%</text:p>
          </table:table-cell>
          <table:table-cell table:number-columns-repeated="1016"/>
        </table:table-row>
        <table:table-row table:style-name="ro1">
          <table:table-cell table:formula="of:=[$'Conference Dates'.A11]" office:value-type="string" office:string-value="International Conference on Artifical Neural Networks" calcext:value-type="string">
            <text:p>International Conference on Artifical Neural Networks</text:p>
          </table:table-cell>
          <table:table-cell table:formula="of:=[$'Conference Dates'.B11]" office:value-type="string" office:string-value="ICANN" calcext:value-type="string">
            <text:p>ICANN</text:p>
          </table:table-cell>
          <table:table-cell table:formula="of:=[$'Conference Dates'.C11]" office:value-type="string" office:string-value="B" calcext:value-type="string">
            <text:p>B</text:p>
          </table:table-cell>
          <table:table-cell table:formula="of:=[$'Conference Dates'.D11]" office:value-type="string" office:string-value="Apr 13, 2022" calcext:value-type="string">
            <text:p>Apr 13, 2022</text:p>
          </table:table-cell>
          <table:table-cell table:formula="of:=[$'Conference Dates'.E11]" office:value-type="string" office:string-value="Jun 20, 2022" calcext:value-type="string">
            <text:p>Jun 20, 2022</text:p>
          </table:table-cell>
          <table:table-cell table:formula="of:=[$'Conference Dates'.F11]" office:value-type="string" office:string-value="Sep 6-9, 2022" calcext:value-type="string">
            <text:p>Sep 6-9, 2022</text:p>
          </table:table-cell>
          <table:table-cell table:formula="of:=[$'Conference Dates'.G11]" office:value-type="string" office:string-value="Bristol, UK" calcext:value-type="string">
            <text:p>Bristol, UK</text:p>
          </table:table-cell>
          <table:table-cell table:formula="of:=[$'Conference Dates'.H11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14]" office:value-type="string" office:string-value="Data Science and Advanced Analytics" calcext:value-type="string">
            <text:p>Data Science and Advanced Analytics</text:p>
          </table:table-cell>
          <table:table-cell table:formula="of:=[$'Conference Dates'.B14]" office:value-type="string" office:string-value="DSAA" calcext:value-type="string">
            <text:p>DSAA</text:p>
          </table:table-cell>
          <table:table-cell table:formula="of:=[$'Conference Dates'.C14]" office:value-type="string" office:string-value="C" calcext:value-type="string">
            <text:p>C</text:p>
          </table:table-cell>
          <table:table-cell table:formula="of:=[$'Conference Dates'.D14]" office:value-type="string" office:string-value="May 15, 2022" calcext:value-type="string">
            <text:p>May 15, 2022</text:p>
          </table:table-cell>
          <table:table-cell table:formula="of:=[$'Conference Dates'.E14]" office:value-type="string" office:string-value="Jul 25, 2022" calcext:value-type="string">
            <text:p>Jul 25, 2022</text:p>
          </table:table-cell>
          <table:table-cell table:formula="of:=[$'Conference Dates'.F14]" office:value-type="string" office:string-value="Oct 13-16, 2022" calcext:value-type="string">
            <text:p>Oct 13-16, 2022</text:p>
          </table:table-cell>
          <table:table-cell table:formula="of:=[$'Conference Dates'.G14]" office:value-type="string" office:string-value="Shenzhen, China" calcext:value-type="string">
            <text:p>Shenzhen, China</text:p>
          </table:table-cell>
          <table:table-cell table:formula="of:=[$'Conference Dates'.H14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19]" office:value-type="string" office:string-value="International Workshop on eXplainable Knowledge Discovery in Data Mining" calcext:value-type="string">
            <text:p>International Workshop on eXplainable Knowledge Discovery in Data Mining</text:p>
          </table:table-cell>
          <table:table-cell table:formula="of:=[$'Conference Dates'.B19]" office:value-type="string" office:string-value="XKDD" calcext:value-type="string">
            <text:p>XKDD</text:p>
          </table:table-cell>
          <table:table-cell table:formula="of:=[$'Conference Dates'.C19]" office:value-type="string" office:string-value="W" calcext:value-type="string">
            <text:p>W</text:p>
          </table:table-cell>
          <table:table-cell table:formula="of:=[$'Conference Dates'.D19]" office:value-type="string" office:string-value="Jul 04, 2022" calcext:value-type="string">
            <text:p>Jul 04, 2022</text:p>
          </table:table-cell>
          <table:table-cell table:formula="of:=[$'Conference Dates'.E19]" office:value-type="string" office:string-value="Jul 20, 2022" calcext:value-type="string">
            <text:p>Jul 20, 2022</text:p>
          </table:table-cell>
          <table:table-cell table:formula="of:=[$'Conference Dates'.F19]" office:value-type="string" office:string-value="Sep 19, 2022" calcext:value-type="string">
            <text:p>Sep 19, 2022</text:p>
          </table:table-cell>
          <table:table-cell table:formula="of:=[$'Conference Dates'.G19]" office:value-type="string" office:string-value="Grenoble, France" calcext:value-type="string">
            <text:p>Grenoble, France</text:p>
          </table:table-cell>
          <table:table-cell table:formula="of:=[$'Conference Dates'.H19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0]" office:value-type="string" office:string-value="IEEE International Conference Automatics and Informatics" calcext:value-type="string">
            <text:p>IEEE International Conference Automatics and Informatics</text:p>
          </table:table-cell>
          <table:table-cell table:formula="of:=[$'Conference Dates'.B20]" office:value-type="string" office:string-value="ICAI" calcext:value-type="string">
            <text:p>ICAI</text:p>
          </table:table-cell>
          <table:table-cell table:formula="of:=[$'Conference Dates'.C20]" office:value-type="string" office:string-value="?" calcext:value-type="string">
            <text:p>?</text:p>
          </table:table-cell>
          <table:table-cell table:formula="of:=[$'Conference Dates'.D20]" office:value-type="string" office:string-value="Jul 31, 2022" calcext:value-type="string">
            <text:p>Jul 31, 2022</text:p>
          </table:table-cell>
          <table:table-cell table:formula="of:=[$'Conference Dates'.E20]" office:value-type="string" office:string-value="Sep 15, 2022" calcext:value-type="string">
            <text:p>Sep 15, 2022</text:p>
          </table:table-cell>
          <table:table-cell table:formula="of:=[$'Conference Dates'.F20]" office:value-type="string" office:string-value="Oct 6-8, 2022" calcext:value-type="string">
            <text:p>Oct 6-8, 2022</text:p>
          </table:table-cell>
          <table:table-cell table:formula="of:=[$'Conference Dates'.G20]" office:value-type="string" office:string-value="Varna, Bulgaria" calcext:value-type="string">
            <text:p>Varna, Bulgaria</text:p>
          </table:table-cell>
          <table:table-cell table:formula="of:=[$'Conference Dates'.H20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10]" office:value-type="string" office:string-value="International Work-Conference on Artificial Neural Networks" calcext:value-type="string">
            <text:p>International Work-Conference on Artificial Neural Networks</text:p>
          </table:table-cell>
          <table:table-cell table:formula="of:=[$'Conference Dates'.B10]" office:value-type="string" office:string-value="IWANN" calcext:value-type="string">
            <text:p>IWANN</text:p>
          </table:table-cell>
          <table:table-cell table:formula="of:=[$'Conference Dates'.C10]" office:value-type="string" office:string-value="B" calcext:value-type="string">
            <text:p>B</text:p>
          </table:table-cell>
          <table:table-cell table:formula="of:=[$'Conference Dates'.D10]" office:value-type="string" office:string-value="Mar 20, 2023" calcext:value-type="string">
            <text:p>Mar 20, 2023</text:p>
          </table:table-cell>
          <table:table-cell table:formula="of:=[$'Conference Dates'.E10]" office:value-type="string" office:string-value="Apr 25, 2023" calcext:value-type="string">
            <text:p>Apr 25, 2023</text:p>
          </table:table-cell>
          <table:table-cell table:formula="of:=[$'Conference Dates'.F10]" office:value-type="string" office:string-value="Jun 19-21, 2023" calcext:value-type="string">
            <text:p>Jun 19-21, 2023</text:p>
          </table:table-cell>
          <table:table-cell table:formula="of:=[$'Conference Dates'.G10]" office:value-type="string" office:string-value="Ponta Delgada, Azores, Portugal" calcext:value-type="string">
            <text:p>Ponta Delgada, Azores, Portugal</text:p>
          </table:table-cell>
          <table:table-cell table:formula="of:=[$'Conference Dates'.H10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9]" office:value-type="string" office:string-value="International Conference on Big Data Analytics and Knowledge Discovery" calcext:value-type="string">
            <text:p>International Conference on Big Data Analytics and Knowledge Discovery</text:p>
          </table:table-cell>
          <table:table-cell table:formula="of:=[$'Conference Dates'.B9]" office:value-type="string" office:string-value="DaWaK" calcext:value-type="string">
            <text:p>DaWaK</text:p>
          </table:table-cell>
          <table:table-cell table:formula="of:=[$'Conference Dates'.C9]" office:value-type="string" office:string-value="B" calcext:value-type="string">
            <text:p>B</text:p>
          </table:table-cell>
          <table:table-cell table:formula="of:=[$'Conference Dates'.D9]" office:value-type="string" office:string-value="Mar 07, 2023" calcext:value-type="string">
            <text:p>Mar 07, 2023</text:p>
          </table:table-cell>
          <table:table-cell table:formula="of:=[$'Conference Dates'.E9]" office:value-type="string" office:string-value="May 10, 2023" calcext:value-type="string">
            <text:p>May 10, 2023</text:p>
          </table:table-cell>
          <table:table-cell table:formula="of:=[$'Conference Dates'.F9]" office:value-type="string" office:string-value="Aug 28-30, 2023" calcext:value-type="string">
            <text:p>Aug 28-30, 2023</text:p>
          </table:table-cell>
          <table:table-cell table:formula="of:=[$'Conference Dates'.G9]" office:value-type="string" office:string-value="TBA" calcext:value-type="string">
            <text:p>TBA</text:p>
          </table:table-cell>
          <table:table-cell table:formula="of:=[$'Conference Dates'.H9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2">
          <table:table-cell table:formula="of:=[$'Conference Dates'.A18]" office:value-type="string" office:string-value="Pacific Rim International Conference&#10;on Artificial Intelligence" calcext:value-type="string">
            <text:p>Pacific Rim International Conference</text:p>
            <text:p>on Artificial Intelligence</text:p>
          </table:table-cell>
          <table:table-cell table:formula="of:=[$'Conference Dates'.B18]" office:value-type="string" office:string-value="PRICAI" calcext:value-type="string">
            <text:p>PRICAI</text:p>
          </table:table-cell>
          <table:table-cell table:formula="of:=[$'Conference Dates'.C18]" office:value-type="string" office:string-value="B" calcext:value-type="string">
            <text:p>B</text:p>
          </table:table-cell>
          <table:table-cell table:formula="of:=[$'Conference Dates'.D18]" office:value-type="string" office:string-value="June TBA, 2023" calcext:value-type="string">
            <text:p>June TBA, 2023</text:p>
          </table:table-cell>
          <table:table-cell table:formula="of:=[$'Conference Dates'.E18]" office:value-type="string" office:string-value="Aug TBA, 2023" calcext:value-type="string">
            <text:p>Aug TBA, 2023</text:p>
          </table:table-cell>
          <table:table-cell table:formula="of:=[$'Conference Dates'.F18]" office:value-type="string" office:string-value="Nov TBA, 2023" calcext:value-type="string">
            <text:p>Nov TBA, 2023</text:p>
          </table:table-cell>
          <table:table-cell table:formula="of:=[$'Conference Dates'.G18]" office:value-type="string" office:string-value="Jakarta, Indonesia" calcext:value-type="string">
            <text:p>Jakarta, Indonesia</text:p>
          </table:table-cell>
          <table:table-cell table:formula="of:=[$'Conference Dates'.H18]" office:value-type="string" office:string-value="?" calcext:value-type="string">
            <text:p>?</text:p>
          </table:table-cell>
          <table:table-cell table:number-columns-repeated="1016"/>
        </table:table-row>
        <table:table-row table:style-name="ro1">
          <table:table-cell table:formula="of:=[$'Conference Dates'.A21]" office:value-type="string" office:string-value="IEEE International Conference on Tools with Artificial Intelligence" calcext:value-type="string">
            <text:p>IEEE International Conference on Tools with Artificial Intelligence</text:p>
          </table:table-cell>
          <table:table-cell table:formula="of:=[$'Conference Dates'.B21]" office:value-type="string" office:string-value="ICTAI" calcext:value-type="string">
            <text:p>ICTAI</text:p>
          </table:table-cell>
          <table:table-cell table:formula="of:=[$'Conference Dates'.C21]" office:value-type="string" office:string-value="?" calcext:value-type="string">
            <text:p>?</text:p>
          </table:table-cell>
          <table:table-cell table:formula="of:=[$'Conference Dates'.D21]" office:value-type="string" office:string-value="Aug 08, 2022" calcext:value-type="string">
            <text:p>Aug 08, 2022</text:p>
          </table:table-cell>
          <table:table-cell table:formula="of:=[$'Conference Dates'.E21]" office:value-type="string" office:string-value="Sep 12, 2022" calcext:value-type="string">
            <text:p>Sep 12, 2022</text:p>
          </table:table-cell>
          <table:table-cell table:formula="of:=[$'Conference Dates'.F21]" office:value-type="string" office:string-value="Oct 31-Nov 2, 2022" calcext:value-type="string">
            <text:p>Oct 31-Nov 2, 2022</text:p>
          </table:table-cell>
          <table:table-cell table:formula="of:=[$'Conference Dates'.G21]" office:value-type="string" office:string-value="virtually" calcext:value-type="string">
            <text:p>virtually</text:p>
          </table:table-cell>
          <table:table-cell table:formula="of:=[$'Conference Dates'.H21]" office:value-type="string" office:string-value="?" calcext:value-type="string">
            <text:p>?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15:20:28.839078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0:56:02.407246712</meta:creation-date>
    <meta:generator>LibreOffice/7.2.5.2.0$Linux_X86_64 LibreOffice_project/20$Build-2</meta:generator>
    <dc:date>2022-10-28T15:30:32.440330078</dc:date>
    <meta:editing-duration>PT1H43M52S</meta:editing-duration>
    <meta:editing-cycles>49</meta:editing-cycles>
    <meta:document-statistic meta:table-count="2" meta:cell-count="542" meta:object-count="0"/>
  </office:meta>
</office:document-meta>
</file>